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d7d7" draw:textarea-horizontal-align="justify" draw:textarea-vertical-align="middle" draw:auto-grow-height="false" fo:min-height="3.342cm" fo:min-width="9.738cm"/>
    </style:style>
    <style:style style:name="gr2" style:family="graphic" style:parent-style-name="standard">
      <style:graphic-properties draw:fill-color="#fff5ce" draw:textarea-horizontal-align="justify" draw:textarea-vertical-align="middle" draw:auto-grow-height="false" fo:min-height="2.444cm" fo:min-width="5.877cm"/>
    </style:style>
    <style:style style:name="gr3" style:family="graphic" style:parent-style-name="standard">
      <style:graphic-properties draw:fill-color="#e8f2a1" draw:textarea-horizontal-align="justify" draw:textarea-vertical-align="middle" draw:auto-grow-height="false" fo:min-height="1.546cm" fo:min-width="2.465cm"/>
    </style:style>
    <style:style style:name="gr4" style:family="graphic" style:parent-style-name="standard">
      <style:graphic-properties draw:stroke="none" svg:stroke-color="#000000" draw:fill="none" draw:fill-color="#ffffff" fo:min-height="2.05cm"/>
    </style:style>
    <style:style style:name="gr5" style:family="graphic" style:parent-style-name="standard">
      <style:graphic-properties draw:stroke="none" svg:stroke-color="#000000" draw:fill="none" draw:fill-color="#ffffff" fo:min-height="2.677cm"/>
    </style:style>
    <style:style style:name="gr6" style:family="graphic" style:parent-style-name="standard">
      <style:graphic-properties draw:stroke="none" draw:fill="none" draw:textarea-horizontal-align="justify" draw:textarea-vertical-align="middle" draw:auto-grow-height="false" fo:min-height="5.084cm" fo:min-width="14.232cm"/>
    </style:style>
    <style:style style:name="P1" style:family="paragraph">
      <loext:graphic-properties draw:fill-color="#ffd7d7"/>
      <style:paragraph-properties fo:text-align="center"/>
    </style:style>
    <style:style style:name="P2" style:family="paragraph">
      <loext:graphic-properties draw:fill-color="#fff5c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e8f2a1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478cm" svg:height="5.08cm" svg:x="4.302cm" svg:y="11.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9.017cm" svg:height="3.81cm" svg:x="4.556cm" svg:y="11.795cm">
          <text:p text:style-name="P3"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draw:layer="layout" svg:width="4.191cm" svg:height="2.54cm" svg:x="4.81cm" svg:y="12.43cm">
          <text:p text:style-name="P3">Honest</text:p>
          <text:p text:style-name="P3">Participants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" draw:text-style-name="P5" draw:layer="layout" svg:width="5.715cm" svg:height="2.3cm" svg:x="8.112cm" svg:y="12.557cm">
          <draw:text-box>
            <text:p text:style-name="P3">Rational<text:line-break/>Participants<text:line-break/><text:span text:style-name="T1">(“greedy”)</text:span></text:p>
          </draw:text-box>
        </draw:frame>
        <draw:frame draw:style-name="gr5" draw:text-style-name="P5" draw:layer="layout" svg:width="5.715cm" svg:height="2.927cm" svg:x="12.938cm" svg:y="12.129cm">
          <draw:text-box>
            <text:p text:style-name="P3">Byzantine<text:line-break/>Participants<text:line-break/><text:span text:style-name="T1">(arbitrary</text:span><text:span text:style-name="T1"><text:line-break/></text:span><text:span text:style-name="T1">behavior)</text:span></text:p>
          </draw:text-box>
        </draw:frame>
        <draw:custom-shape draw:style-name="gr6" draw:text-style-name="P6" draw:layer="layout" svg:width="14.732cm" svg:height="5.334cm" svg:x="4.175cm" svg:y="11.03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3T15:08:34.193468844</meta:creation-date>
    <dc:date>2019-09-13T15:27:06.658204134</dc:date>
    <meta:editing-duration>PT11M5S</meta:editing-duration>
    <meta:editing-cycles>3</meta:editing-cycles>
    <meta:generator>LibreOffice/6.1.6.3$MacOSX_X86_64 LibreOffice_project/5896ab1714085361c45cf540f76f60673dd96a72</meta:generator>
    <meta:document-statistic meta:object-count="6"/>
  </office:meta>
</office:document-meta>
</file>